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margin-left="0cm" fo:margin-right="0cm" fo:margin-top="0cm" fo:margin-bottom="0.499cm" fo:text-indent="0cm" style:auto-text-indent="false"/>
    </style:style>
    <style:style style:name="P2" style:family="paragraph" style:parent-style-name="Preformatted_20_Text">
      <style:paragraph-properties fo:margin-left="0cm" fo:margin-right="0cm" fo:margin-top="0cm" fo:margin-bottom="0cm" fo:text-indent="0cm" style:auto-text-indent="false"/>
    </style:style>
    <style:style style:name="P3" style:family="paragraph" style:parent-style-name="Preformatted_20_Text">
      <style:paragraph-properties fo:margin-left="0cm" fo:margin-right="0cm" fo:margin-top="0cm" fo:margin-bottom="0cm" fo:text-indent="0cm" style:auto-text-indent="false"/>
      <style:text-properties fo:color="#000000"/>
    </style:style>
    <style:style style:name="T1" style:family="text">
      <style:text-properties fo:color="#0000cc"/>
    </style:style>
    <style:style style:name="T2" style:family="text">
      <style:text-properties fo:color="#0000cc" fo:font-weight="bold"/>
    </style:style>
    <style:style style:name="T3" style:family="text">
      <style:text-properties fo:color="#000000"/>
    </style:style>
    <style:style style:name="T4" style:family="text">
      <style:text-properties fo:color="#8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subsubsection</text:span><text:span text:style-name="T3">{Souhaits de personnalisation}</text:span></text:p>
      <text:p text:style-name="P3">Une application visée par le sujet du stage est l'amélioration de l'accessibilité du web pour les personnes en situation de handicap visuel. La notion de personnalisation est une propriété importante. Chaque handicap visuel est spécifique, une modification augmentant l'accessibilité d'une page pourra pour une personne peut avoir un effet inverse chez une personne atteinte d'un autre handicap. Ci-dessous quelques souhaits de personnalisation (CITER D OU ILS VIENNENT): </text:p>
      <text:p text:style-name="P2"><text:span text:style-name="T1">\begin</text:span><text:span text:style-name="T3">{itemize}</text:span></text:p>
      <text:p text:style-name="P2"><text:span text:style-name="T4">\item</text:span><text:span text:style-name="T3"> Maîtriser le contraste des couleurs. Le contraste entre la couleur d'avant plan trop proche de la couleur arrière plan va donner lieu à de la dissimulation. Par exemple, la couleur du texte trop proche de la couleur de fond peut rendre ce texte inaccessible</text:span></text:p>
      <text:p text:style-name="P2"><text:span text:style-name="T4">\item</text:span><text:span text:style-name="T3"> Spécifier le remplacement de certaine police de caractère. Des polices trop enjolivés peuvent rendre un texte difficile à déchiffrer</text:span></text:p>
      <text:p text:style-name="P2"><text:span text:style-name="T4">\item</text:span><text:span text:style-name="T3"> Maîtriser l' échelle de la taille de police d'un texte. Certaine doivent zoomer sur des zones de la page pour avoir accès aux informations. Par exemple les éléments de titre sont définit avec une taille de police plus grande que le texte qu'il introduit. Avec le zoom la différence d?échelle rend le titre illisible.</text:span></text:p>
      <text:p text:style-name="P2"><text:span text:style-name="T4">\item</text:span><text:span text:style-name="T3"> Mettre en évidence des régions de la page. Une page peut être surchargé d'informations visuels rendant par exemple inaccessible un certain zone importante. Par exemple un menu de navigation.</text:span></text:p>
      <text:p text:style-name="P1"><text:span text:style-name="T1">\end</text:span><text:span text:style-name="T3">{itemize}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5-15T09:53:17</meta:creation-date>
    <dc:date>2014-05-15T09:53:54</dc:date>
    <dc:creator>Asus </dc:creator>
    <meta:editing-duration>P0D</meta:editing-duration>
    <meta:editing-cycles>1</meta:editing-cycles>
    <meta:document-statistic meta:table-count="0" meta:image-count="0" meta:object-count="0" meta:page-count="1" meta:paragraph-count="8" meta:word-count="222" meta:character-count="1464" meta:non-whitespace-character-count="1248"/>
    <meta:generator>LibreOffice/3.5$Linux_x86 LibreOffice_project/350m1$Build-2</meta:generator>
  </office:meta>
</office:document-meta>
</file>